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5.46" calcext:value-type="float">
            <text:p>95,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92" calcext:value-type="float">
            <text:p>95,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5.94" calcext:value-type="float">
            <text:p>95,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5.71" calcext:value-type="float">
            <text:p>95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71" calcext:value-type="float">
            <text:p>95,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5.66" calcext:value-type="float">
            <text:p>95,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4.9" calcext:value-type="float">
            <text:p>94,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5.78" calcext:value-type="float">
            <text:p>95,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5.75" calcext:value-type="float">
            <text:p>95,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5.38" calcext:value-type="float">
            <text:p>95,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621" calcext:value-type="float">
            <text:p>95,621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2:57:16.853108876</meta:creation-date>
    <dc:date>2018-01-14T22:58:52.680900784</dc:date>
    <meta:editing-duration>PT1M36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